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2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8cm" fo:min-width="1.1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8cm" fo:min-width="0.924cm"/>
    </style:style>
    <style:style style:name="gr5" style:family="graphic" style:parent-style-name="standard">
      <style:graphic-properties svg:stroke-color="#999999" draw:fill="solid" draw:fill-color="#999999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width="0.051cm" draw:marker-start-width="0.276cm" draw:marker-end-width="0.276cm" draw:fill="solid" draw:fill-color="#e6e6e6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8cm" fo:min-width="2.89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7cm" fo:min-width="3.4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2cm" fo:min-width="3.945cm"/>
    </style:style>
    <style:style style:name="gr11" style:family="graphic" style:parent-style-name="standard">
      <style:graphic-properties draw:stroke="solid" draw:stroke-dash="Ultrafine_20_Dashed"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8cm" fo:min-width="0.661cm"/>
    </style:style>
    <style:style style:name="gr13" style:family="graphic" style:parent-style-name="standard">
      <style:graphic-properties draw:stroke="dash" draw:stroke-dash="Ultrafine_20_Dashed" svg:stroke-width="0.051cm" draw:marker-start-width="0.276cm" draw:marker-end-width="0.276cm" draw:fill="solid" draw:fill-color="#e6e6e6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4" style:family="graphic" style:parent-style-name="standard">
      <style:graphic-properties draw:stroke="dash" draw:stroke-dash="Ultrafine_20_Dashed"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dash" draw:stroke-dash="Ultrafine_20_Dashed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draw:marker-start-width="0.276cm" draw:marker-end-width="0.276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dash" draw:stroke-dash="Fine_20_Dashed_20__28_var_29_"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8pt"/>
    </style:style>
    <style:style style:name="P4" style:family="paragraph">
      <style:paragraph-properties fo:margin-left="0cm" fo:margin-right="0cm" fo:text-indent="0cm"/>
      <style:text-properties fo:font-size="14pt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style:paragraph-properties fo:margin-left="0cm" fo:margin-right="0cm" fo:text-align="end" fo:text-indent="0cm"/>
      <style:text-properties fo:font-size="14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9" style:family="paragraph">
      <style:paragraph-properties fo:margin-left="0cm" fo:margin-right="0cm" fo:text-align="center" fo:text-indent="0cm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font-size="14pt"/>
    </style:style>
    <style:style style:name="T3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8.956cm" svg:height="10.922cm" svg:x="0.027cm" svg:y="0.073cm">
          <text:p text:style-name="P2"/>
        </draw:rect>
        <draw:rect draw:style-name="gr1" draw:text-style-name="P1" draw:layer="layout" svg:width="17.075cm" svg:height="7.846cm" svg:x="1.534cm" svg:y="-8.338cm">
          <text:p text:style-name="P2"/>
        </draw:rect>
        <draw:line draw:style-name="gr2" draw:text-style-name="P1" draw:layer="layout" svg:x1="4.098cm" svg:y1="-7.051cm" svg:x2="17.974cm" svg:y2="-7.051cm">
          <text:p text:style-name="P2"/>
        </draw:line>
        <draw:line draw:style-name="gr2" draw:text-style-name="P1" draw:layer="layout" svg:x1="4.098cm" svg:y1="-2.95cm" svg:x2="17.974cm" svg:y2="-2.95cm">
          <text:p text:style-name="P2"/>
        </draw:line>
        <draw:frame draw:style-name="gr3" draw:text-style-name="P3" draw:layer="layout" svg:width="2.581cm" svg:height="1.195cm" svg:x="1.423cm" svg:y="-7.69cm">
          <draw:text-box>
            <text:p text:style-name="P2"><text:span text:style-name="T1">Initiator</text:span></text:p>
          </draw:text-box>
        </draw:frame>
        <draw:frame draw:style-name="gr4" draw:text-style-name="P3" draw:layer="layout" svg:width="2.335cm" svg:height="1.195cm" svg:x="1.564cm" svg:y="-3.6cm">
          <draw:text-box>
            <text:p text:style-name="P2"><text:span text:style-name="T1">Target</text:span></text:p>
          </draw:text-box>
        </draw:frame>
        <draw:custom-shape draw:style-name="gr5" draw:text-style-name="P1" draw:layer="layout" svg:width="4.431cm" svg:height="0.414cm" svg:x="7.574cm" svg:y="-7.292cm">
          <text:p text:style-name="P2"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424cm" svg:height="0.827cm" svg:x="7.567cm" svg:y="-3.386cm">
          <text:p text:style-name="P2"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7.566cm" svg:y1="-6.66cm" svg:x2="7.566cm" svg:y2="-3.353cm">
          <text:p text:style-name="P2"/>
        </draw:line>
        <draw:line draw:style-name="gr7" draw:text-style-name="P1" draw:layer="layout" svg:x1="11.977cm" svg:y1="-3.385cm" svg:x2="11.991cm" svg:y2="-6.687cm">
          <text:p text:style-name="P2"/>
        </draw:line>
        <draw:frame draw:style-name="gr8" draw:text-style-name="P4" draw:layer="layout" svg:width="3.999cm" svg:height="0.988cm" svg:x="3.326cm" svg:y="-5.625cm">
          <draw:text-box>
            <text:p text:style-name="P2"><text:span text:style-name="T2">Send(message)</text:span></text:p>
          </draw:text-box>
        </draw:frame>
        <draw:frame draw:style-name="gr9" draw:text-style-name="P6" draw:layer="layout" svg:width="6.738cm" svg:height="0.988cm" svg:x="11.996cm" svg:y="-5.628cm">
          <draw:text-box>
            <text:p text:style-name="P5"><text:span text:style-name="T2">reply_event.notify_delayed()</text:span></text:p>
          </draw:text-box>
        </draw:frame>
        <draw:frame draw:style-name="gr10" draw:text-style-name="P8" draw:layer="layout" svg:width="4.445cm" svg:height="1.392cm" svg:x="7.714cm" svg:y="-8.36cm">
          <draw:text-box>
            <text:p text:style-name="P7"><text:span text:style-name="T3">wait(reply_event)</text:span></text:p>
          </draw:text-box>
        </draw:frame>
        <draw:line draw:style-name="gr11" draw:text-style-name="P1" draw:layer="layout" svg:x1="4.098cm" svg:y1="-1.287cm" svg:x2="17.974cm" svg:y2="-1.287cm">
          <text:p text:style-name="P2"/>
        </draw:line>
        <draw:frame draw:style-name="gr12" draw:text-style-name="P9" draw:layer="layout" svg:width="2.263cm" svg:height="1.903cm" svg:x="1.881cm" svg:y="-2.315cm">
          <draw:text-box>
            <text:p text:style-name="P7"><text:span text:style-name="T1">delta</text:span></text:p>
            <text:p text:style-name="P7"><text:span text:style-name="T1">cycles</text:span></text:p>
          </draw:text-box>
        </draw:frame>
        <draw:line draw:style-name="gr2" draw:text-style-name="P1" draw:layer="layout" svg:x1="4.965cm" svg:y1="-1.091cm" svg:x2="4.965cm" svg:y2="-1.505cm">
          <text:p text:style-name="P2"/>
        </draw:line>
        <draw:line draw:style-name="gr2" draw:text-style-name="P1" draw:layer="layout" svg:x1="5.375cm" svg:y1="-1.091cm" svg:x2="5.375cm" svg:y2="-1.504cm">
          <text:p text:style-name="P2"/>
        </draw:line>
        <draw:line draw:style-name="gr2" draw:text-style-name="P1" draw:layer="layout" svg:x1="5.375cm" svg:y1="-1.091cm" svg:x2="5.375cm" svg:y2="-1.505cm">
          <text:p text:style-name="P2"/>
        </draw:line>
        <draw:line draw:style-name="gr2" draw:text-style-name="P1" draw:layer="layout" svg:x1="5.785cm" svg:y1="-1.091cm" svg:x2="5.785cm" svg:y2="-1.504cm">
          <text:p text:style-name="P2"/>
        </draw:line>
        <draw:line draw:style-name="gr2" draw:text-style-name="P1" draw:layer="layout" svg:x1="5.785cm" svg:y1="-1.091cm" svg:x2="5.785cm" svg:y2="-1.505cm">
          <text:p text:style-name="P2"/>
        </draw:line>
        <draw:line draw:style-name="gr2" draw:text-style-name="P1" draw:layer="layout" svg:x1="6.195cm" svg:y1="-1.091cm" svg:x2="6.195cm" svg:y2="-1.504cm">
          <text:p text:style-name="P2"/>
        </draw:line>
        <draw:line draw:style-name="gr2" draw:text-style-name="P1" draw:layer="layout" svg:x1="6.195cm" svg:y1="-1.091cm" svg:x2="6.195cm" svg:y2="-1.505cm">
          <text:p text:style-name="P2"/>
        </draw:line>
        <draw:line draw:style-name="gr2" draw:text-style-name="P1" draw:layer="layout" svg:x1="6.604cm" svg:y1="-1.091cm" svg:x2="6.604cm" svg:y2="-1.504cm">
          <text:p text:style-name="P2"/>
        </draw:line>
        <draw:line draw:style-name="gr2" draw:text-style-name="P1" draw:layer="layout" svg:x1="6.604cm" svg:y1="-1.091cm" svg:x2="6.604cm" svg:y2="-1.505cm">
          <text:p text:style-name="P2"/>
        </draw:line>
        <draw:line draw:style-name="gr2" draw:text-style-name="P1" draw:layer="layout" svg:x1="7.014cm" svg:y1="-1.091cm" svg:x2="7.014cm" svg:y2="-1.504cm">
          <text:p text:style-name="P2"/>
        </draw:line>
        <draw:line draw:style-name="gr2" draw:text-style-name="P1" draw:layer="layout" svg:x1="7.014cm" svg:y1="-1.091cm" svg:x2="7.014cm" svg:y2="-1.505cm">
          <text:p text:style-name="P2"/>
        </draw:line>
        <draw:line draw:style-name="gr2" draw:text-style-name="P1" draw:layer="layout" svg:x1="7.424cm" svg:y1="-1.091cm" svg:x2="7.424cm" svg:y2="-1.504cm">
          <text:p text:style-name="P2"/>
        </draw:line>
        <draw:line draw:style-name="gr2" draw:text-style-name="P1" draw:layer="layout" svg:x1="7.424cm" svg:y1="-1.091cm" svg:x2="7.424cm" svg:y2="-1.505cm">
          <text:p text:style-name="P2"/>
        </draw:line>
        <draw:line draw:style-name="gr2" draw:text-style-name="P1" draw:layer="layout" svg:x1="7.833cm" svg:y1="-1.091cm" svg:x2="7.833cm" svg:y2="-1.504cm">
          <text:p text:style-name="P2"/>
        </draw:line>
        <draw:line draw:style-name="gr2" draw:text-style-name="P1" draw:layer="layout" svg:x1="7.833cm" svg:y1="-1.091cm" svg:x2="7.833cm" svg:y2="-1.505cm">
          <text:p text:style-name="P2"/>
        </draw:line>
        <draw:line draw:style-name="gr2" draw:text-style-name="P1" draw:layer="layout" svg:x1="8.243cm" svg:y1="-1.091cm" svg:x2="8.243cm" svg:y2="-1.504cm">
          <text:p text:style-name="P2"/>
        </draw:line>
        <draw:line draw:style-name="gr2" draw:text-style-name="P1" draw:layer="layout" svg:x1="8.243cm" svg:y1="-1.091cm" svg:x2="8.243cm" svg:y2="-1.505cm">
          <text:p text:style-name="P2"/>
        </draw:line>
        <draw:line draw:style-name="gr2" draw:text-style-name="P1" draw:layer="layout" svg:x1="8.653cm" svg:y1="-1.091cm" svg:x2="8.653cm" svg:y2="-1.504cm">
          <text:p text:style-name="P2"/>
        </draw:line>
        <draw:line draw:style-name="gr2" draw:text-style-name="P1" draw:layer="layout" svg:x1="8.653cm" svg:y1="-1.091cm" svg:x2="8.653cm" svg:y2="-1.505cm">
          <text:p text:style-name="P2"/>
        </draw:line>
        <draw:line draw:style-name="gr2" draw:text-style-name="P1" draw:layer="layout" svg:x1="9.063cm" svg:y1="-1.091cm" svg:x2="9.063cm" svg:y2="-1.504cm">
          <text:p text:style-name="P2"/>
        </draw:line>
        <draw:line draw:style-name="gr2" draw:text-style-name="P1" draw:layer="layout" svg:x1="9.063cm" svg:y1="-1.091cm" svg:x2="9.063cm" svg:y2="-1.505cm">
          <text:p text:style-name="P2"/>
        </draw:line>
        <draw:line draw:style-name="gr2" draw:text-style-name="P1" draw:layer="layout" svg:x1="9.472cm" svg:y1="-1.091cm" svg:x2="9.472cm" svg:y2="-1.504cm">
          <text:p text:style-name="P2"/>
        </draw:line>
        <draw:line draw:style-name="gr2" draw:text-style-name="P1" draw:layer="layout" svg:x1="9.472cm" svg:y1="-1.091cm" svg:x2="9.472cm" svg:y2="-1.505cm">
          <text:p text:style-name="P2"/>
        </draw:line>
        <draw:line draw:style-name="gr2" draw:text-style-name="P1" draw:layer="layout" svg:x1="9.882cm" svg:y1="-1.091cm" svg:x2="9.882cm" svg:y2="-1.504cm">
          <text:p text:style-name="P2"/>
        </draw:line>
        <draw:line draw:style-name="gr2" draw:text-style-name="P1" draw:layer="layout" svg:x1="9.882cm" svg:y1="-1.091cm" svg:x2="9.882cm" svg:y2="-1.505cm">
          <text:p text:style-name="P2"/>
        </draw:line>
        <draw:line draw:style-name="gr2" draw:text-style-name="P1" draw:layer="layout" svg:x1="10.292cm" svg:y1="-1.091cm" svg:x2="10.292cm" svg:y2="-1.504cm">
          <text:p text:style-name="P2"/>
        </draw:line>
        <draw:line draw:style-name="gr2" draw:text-style-name="P1" draw:layer="layout" svg:x1="10.292cm" svg:y1="-1.091cm" svg:x2="10.292cm" svg:y2="-1.505cm">
          <text:p text:style-name="P2"/>
        </draw:line>
        <draw:line draw:style-name="gr2" draw:text-style-name="P1" draw:layer="layout" svg:x1="10.701cm" svg:y1="-1.091cm" svg:x2="10.701cm" svg:y2="-1.504cm">
          <text:p text:style-name="P2"/>
        </draw:line>
        <draw:line draw:style-name="gr2" draw:text-style-name="P1" draw:layer="layout" svg:x1="10.701cm" svg:y1="-1.091cm" svg:x2="10.701cm" svg:y2="-1.505cm">
          <text:p text:style-name="P2"/>
        </draw:line>
        <draw:line draw:style-name="gr2" draw:text-style-name="P1" draw:layer="layout" svg:x1="11.111cm" svg:y1="-1.091cm" svg:x2="11.111cm" svg:y2="-1.504cm">
          <text:p text:style-name="P2"/>
        </draw:line>
        <draw:line draw:style-name="gr2" draw:text-style-name="P1" draw:layer="layout" svg:x1="11.111cm" svg:y1="-1.091cm" svg:x2="11.111cm" svg:y2="-1.505cm">
          <text:p text:style-name="P2"/>
        </draw:line>
        <draw:line draw:style-name="gr2" draw:text-style-name="P1" draw:layer="layout" svg:x1="11.521cm" svg:y1="-1.091cm" svg:x2="11.521cm" svg:y2="-1.504cm">
          <text:p text:style-name="P2"/>
        </draw:line>
        <draw:line draw:style-name="gr2" draw:text-style-name="P1" draw:layer="layout" svg:x1="11.521cm" svg:y1="-1.091cm" svg:x2="11.521cm" svg:y2="-1.504cm">
          <text:p text:style-name="P2"/>
        </draw:line>
        <draw:line draw:style-name="gr2" draw:text-style-name="P1" draw:layer="layout" svg:x1="11.521cm" svg:y1="-1.091cm" svg:x2="11.521cm" svg:y2="-1.505cm">
          <text:p text:style-name="P2"/>
        </draw:line>
        <draw:line draw:style-name="gr2" draw:text-style-name="P1" draw:layer="layout" svg:x1="11.931cm" svg:y1="-1.091cm" svg:x2="11.931cm" svg:y2="-1.504cm">
          <text:p text:style-name="P2"/>
        </draw:line>
        <draw:line draw:style-name="gr2" draw:text-style-name="P1" draw:layer="layout" svg:x1="11.931cm" svg:y1="-1.091cm" svg:x2="11.931cm" svg:y2="-1.505cm">
          <text:p text:style-name="P2"/>
        </draw:line>
        <draw:line draw:style-name="gr2" draw:text-style-name="P1" draw:layer="layout" svg:x1="12.34cm" svg:y1="-1.091cm" svg:x2="12.34cm" svg:y2="-1.504cm">
          <text:p text:style-name="P2"/>
        </draw:line>
        <draw:line draw:style-name="gr2" draw:text-style-name="P1" draw:layer="layout" svg:x1="12.34cm" svg:y1="-1.091cm" svg:x2="12.34cm" svg:y2="-1.505cm">
          <text:p text:style-name="P2"/>
        </draw:line>
        <draw:line draw:style-name="gr2" draw:text-style-name="P1" draw:layer="layout" svg:x1="12.75cm" svg:y1="-1.091cm" svg:x2="12.75cm" svg:y2="-1.504cm">
          <text:p text:style-name="P2"/>
        </draw:line>
        <draw:line draw:style-name="gr2" draw:text-style-name="P1" draw:layer="layout" svg:x1="12.75cm" svg:y1="-1.091cm" svg:x2="12.75cm" svg:y2="-1.505cm">
          <text:p text:style-name="P2"/>
        </draw:line>
        <draw:line draw:style-name="gr2" draw:text-style-name="P1" draw:layer="layout" svg:x1="13.16cm" svg:y1="-1.091cm" svg:x2="13.16cm" svg:y2="-1.504cm">
          <text:p text:style-name="P2"/>
        </draw:line>
        <draw:line draw:style-name="gr2" draw:text-style-name="P1" draw:layer="layout" svg:x1="13.16cm" svg:y1="-1.091cm" svg:x2="13.16cm" svg:y2="-1.505cm">
          <text:p text:style-name="P2"/>
        </draw:line>
        <draw:line draw:style-name="gr2" draw:text-style-name="P1" draw:layer="layout" svg:x1="13.57cm" svg:y1="-1.091cm" svg:x2="13.57cm" svg:y2="-1.504cm">
          <text:p text:style-name="P2"/>
        </draw:line>
        <draw:line draw:style-name="gr2" draw:text-style-name="P1" draw:layer="layout" svg:x1="13.57cm" svg:y1="-1.091cm" svg:x2="13.57cm" svg:y2="-1.505cm">
          <text:p text:style-name="P2"/>
        </draw:line>
        <draw:line draw:style-name="gr2" draw:text-style-name="P1" draw:layer="layout" svg:x1="13.979cm" svg:y1="-1.091cm" svg:x2="13.979cm" svg:y2="-1.504cm">
          <text:p text:style-name="P2"/>
        </draw:line>
        <draw:line draw:style-name="gr2" draw:text-style-name="P1" draw:layer="layout" svg:x1="13.979cm" svg:y1="-1.091cm" svg:x2="13.979cm" svg:y2="-1.505cm">
          <text:p text:style-name="P2"/>
        </draw:line>
        <draw:line draw:style-name="gr2" draw:text-style-name="P1" draw:layer="layout" svg:x1="14.389cm" svg:y1="-1.091cm" svg:x2="14.389cm" svg:y2="-1.504cm">
          <text:p text:style-name="P2"/>
        </draw:line>
        <draw:line draw:style-name="gr2" draw:text-style-name="P1" draw:layer="layout" svg:x1="14.389cm" svg:y1="-1.091cm" svg:x2="14.389cm" svg:y2="-1.505cm">
          <text:p text:style-name="P2"/>
        </draw:line>
        <draw:line draw:style-name="gr2" draw:text-style-name="P1" draw:layer="layout" svg:x1="14.799cm" svg:y1="-1.091cm" svg:x2="14.799cm" svg:y2="-1.504cm">
          <text:p text:style-name="P2"/>
        </draw:line>
        <draw:line draw:style-name="gr2" draw:text-style-name="P1" draw:layer="layout" svg:x1="14.799cm" svg:y1="-1.091cm" svg:x2="14.799cm" svg:y2="-1.505cm">
          <text:p text:style-name="P2"/>
        </draw:line>
        <draw:line draw:style-name="gr2" draw:text-style-name="P1" draw:layer="layout" svg:x1="15.208cm" svg:y1="-1.091cm" svg:x2="15.208cm" svg:y2="-1.504cm">
          <text:p text:style-name="P2"/>
        </draw:line>
        <draw:line draw:style-name="gr2" draw:text-style-name="P1" draw:layer="layout" svg:x1="15.208cm" svg:y1="-1.091cm" svg:x2="15.208cm" svg:y2="-1.505cm">
          <text:p text:style-name="P2"/>
        </draw:line>
        <draw:line draw:style-name="gr2" draw:text-style-name="P1" draw:layer="layout" svg:x1="15.618cm" svg:y1="-1.091cm" svg:x2="15.618cm" svg:y2="-1.504cm">
          <text:p text:style-name="P2"/>
        </draw:line>
        <draw:custom-shape draw:style-name="gr6" draw:text-style-name="P1" draw:layer="layout" svg:width="3.035cm" svg:height="0.827cm" svg:x="4.532cm" svg:y="-7.487cm">
          <text:p text:style-name="P2"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564cm" svg:height="0.827cm" svg:x="11.976cm" svg:y="-7.487cm">
          <text:p text:style-name="P2"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553cm" svg:height="1.195cm" svg:x="14.152cm" svg:y="1.657cm">
          <draw:text-box>
            <text:p text:style-name="P2"><text:span text:style-name="T1">Initiator thread</text:span></text:p>
          </draw:text-box>
        </draw:frame>
        <draw:frame draw:style-name="gr4" draw:text-style-name="P3" draw:layer="layout" svg:width="3.99cm" svg:height="1.195cm" svg:x="14.293cm" svg:y="3.886cm">
          <draw:text-box>
            <text:p text:style-name="P2"><text:span text:style-name="T1">Target Send</text:span></text:p>
          </draw:text-box>
        </draw:frame>
        <draw:frame draw:style-name="gr4" draw:text-style-name="P9" draw:layer="layout" svg:width="4.308cm" svg:height="1.903cm" svg:x="14.293cm" svg:y="5.548cm">
          <draw:text-box>
            <text:p text:style-name="P7"><text:span text:style-name="T1">Other initiator</text:span></text:p>
            <text:p text:style-name="P7"><text:span text:style-name="T1">thread</text:span></text:p>
          </draw:text-box>
        </draw:frame>
        <draw:line draw:style-name="gr2" draw:text-style-name="P1" draw:layer="layout" svg:x1="18.828cm" svg:y1="2.375cm" svg:x2="23.836cm" svg:y2="2.375cm">
          <text:p text:style-name="P2"/>
        </draw:line>
        <draw:custom-shape draw:style-name="gr6" draw:text-style-name="P1" draw:layer="layout" svg:width="0.789cm" svg:height="0.827cm" svg:x="19.163cm" svg:y="1.96cm">
          <text:p text:style-name="P2"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9.932cm" svg:y1="0.926cm" svg:x2="19.932cm" svg:y2="1.926cm">
          <text:p text:style-name="P2"/>
        </draw:line>
        <draw:frame draw:style-name="gr3" draw:text-style-name="P3" draw:layer="layout" svg:width="1.667cm" svg:height="1.195cm" svg:x="19.077cm" svg:y="-0.148cm">
          <draw:text-box>
            <text:p text:style-name="P2"><text:span text:style-name="T1">wait</text:span></text:p>
          </draw:text-box>
        </draw:frame>
        <draw:line draw:style-name="gr2" draw:text-style-name="P1" draw:layer="layout" svg:x1="18.828cm" svg:y1="6.258cm" svg:x2="23.836cm" svg:y2="6.258cm">
          <text:p text:style-name="P2"/>
        </draw:line>
        <draw:custom-shape draw:style-name="gr13" draw:text-style-name="P1" draw:layer="layout" svg:width="0.789cm" svg:height="0.827cm" svg:x="19.905cm" svg:y="5.804cm">
          <text:p text:style-name="P2"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789cm" svg:height="0.827cm" svg:x="20.686cm" svg:y="5.805cm">
          <text:p text:style-name="P2"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789cm" svg:height="0.827cm" svg:x="21.468cm" svg:y="5.806cm">
          <text:p text:style-name="P2"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6.738cm" svg:height="0.988cm" svg:x="22.362cm" svg:y="2.998cm">
          <draw:text-box>
            <text:p text:style-name="P5"><text:span text:style-name="T2">reply_event.notify_delayed()</text:span></text:p>
          </draw:text-box>
        </draw:frame>
        <draw:line draw:style-name="gr11" draw:text-style-name="P1" draw:layer="layout" svg:x1="18.587cm" svg:y1="8.76cm" svg:x2="24.146cm" svg:y2="8.76cm">
          <text:p text:style-name="P2"/>
        </draw:line>
        <draw:line draw:style-name="gr2" draw:text-style-name="P1" draw:layer="layout" svg:x1="19.892cm" svg:y1="8.971cm" svg:x2="19.892cm" svg:y2="8.557cm">
          <text:p text:style-name="P2"/>
        </draw:line>
        <draw:line draw:style-name="gr2" draw:text-style-name="P1" draw:layer="layout" svg:x1="20.683cm" svg:y1="8.971cm" svg:x2="20.683cm" svg:y2="8.557cm">
          <text:p text:style-name="P2"/>
        </draw:line>
        <draw:frame draw:style-name="gr12" draw:text-style-name="P9" draw:layer="layout" svg:width="2.263cm" svg:height="1.903cm" svg:x="15.131cm" svg:y="7.732cm">
          <draw:text-box>
            <text:p text:style-name="P7"><text:span text:style-name="T1">delta</text:span></text:p>
            <text:p text:style-name="P7"><text:span text:style-name="T1">cycles</text:span></text:p>
          </draw:text-box>
        </draw:frame>
        <draw:line draw:style-name="gr2" draw:text-style-name="P1" draw:layer="layout" svg:x1="21.46cm" svg:y1="8.971cm" svg:x2="21.46cm" svg:y2="8.557cm">
          <text:p text:style-name="P2"/>
        </draw:line>
        <draw:line draw:style-name="gr2" draw:text-style-name="P1" draw:layer="layout" svg:x1="22.249cm" svg:y1="8.971cm" svg:x2="22.249cm" svg:y2="8.557cm">
          <text:p text:style-name="P2"/>
        </draw:line>
        <draw:line draw:style-name="gr2" draw:text-style-name="P1" draw:layer="layout" svg:x1="23.026cm" svg:y1="8.971cm" svg:x2="23.026cm" svg:y2="8.557cm">
          <text:p text:style-name="P2"/>
        </draw:line>
        <draw:line draw:style-name="gr14" draw:text-style-name="P1" draw:layer="layout" svg:x1="20.632cm" svg:y1="0.538cm" svg:x2="22.213cm" svg:y2="0.538cm">
          <text:p text:style-name="P2"/>
        </draw:line>
        <draw:line draw:style-name="gr15" draw:text-style-name="P1" draw:layer="layout" svg:x1="22.241cm" svg:y1="8.906cm" svg:x2="22.241cm" svg:y2="0.256cm">
          <text:p text:style-name="P2"/>
        </draw:line>
        <draw:line draw:style-name="gr15" draw:text-style-name="P1" draw:layer="layout" svg:x1="19.913cm" svg:y1="8.906cm" svg:x2="19.913cm" svg:y2="2.838cm">
          <text:p text:style-name="P2"/>
        </draw:line>
        <draw:ellipse draw:style-name="gr16" draw:text-style-name="P1" draw:layer="layout" svg:width="1.121cm" svg:height="1.141cm" svg:x="18.932cm" svg:y="3.928cm">
          <text:p text:style-name="P2"/>
        </draw:ellipse>
        <draw:ellipse draw:style-name="gr16" draw:text-style-name="P1" draw:layer="layout" svg:width="1.121cm" svg:height="1.141cm" svg:x="21.655cm" svg:y="3.929cm">
          <text:p text:style-name="P2"/>
        </draw:ellipse>
        <draw:path draw:style-name="gr7" draw:text-style-name="P1" draw:layer="layout" svg:width="1.678cm" svg:height="0.705cm" draw:transform="rotate (-1.48405346297168) translate (22.015cm 4.405cm)" svg:viewBox="0 0 1679 706" svg:d="m1679-42700-226 151c-463 115-656 234-984 84-352-111-232-501-469-636">
          <text:p text:style-name="P2"/>
        </draw:path>
        <draw:path draw:style-name="gr7" draw:text-style-name="P1" draw:layer="layout" svg:width="1.648cm" svg:height="0.997cm" draw:transform="rotate (1.6587609210951) translate (21.916cm 6.239cm)" svg:viewBox="0 0 1649 998" svg:d="m1649 43292-141 158c-449 303-816-58-1072-363-338-342-199-385-436-521">
          <text:p text:style-name="P2"/>
        </draw:path>
        <draw:frame draw:style-name="gr17" draw:layer="layout" svg:width="3.182cm" svg:height="1.195cm" svg:x="24.259cm" svg:y="8.101cm">
          <draw:text-box>
            <text:p text:style-name="P2">Zero time</text:p>
          </draw:text-box>
        </draw:frame>
        <draw:custom-shape draw:style-name="gr6" draw:text-style-name="P1" draw:layer="layout" svg:width="0.789cm" svg:height="0.827cm" svg:x="22.23cm" svg:y="1.964cm">
          <text:p text:style-name="P2"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22.214cm" svg:y1="4.19cm" svg:x2="22.614cm" svg:y2="2.547cm">
          <text:p text:style-name="P2"/>
        </draw:line>
        <draw:frame draw:style-name="gr3" draw:text-style-name="P3" draw:layer="layout" svg:width="4.553cm" svg:height="1.195cm" svg:x="0cm" svg:y="3.946cm">
          <draw:text-box>
            <text:p text:style-name="P2"><text:span text:style-name="T1">Initiator thread</text:span></text:p>
          </draw:text-box>
        </draw:frame>
        <draw:frame draw:style-name="gr4" draw:text-style-name="P3" draw:layer="layout" svg:width="3.99cm" svg:height="1.195cm" svg:x="0.141cm" svg:y="6.175cm">
          <draw:text-box>
            <text:p text:style-name="P2"><text:span text:style-name="T1">Target Send</text:span></text:p>
          </draw:text-box>
        </draw:frame>
        <draw:line draw:style-name="gr2" draw:text-style-name="P1" draw:layer="layout" svg:x1="4.676cm" svg:y1="4.664cm" svg:x2="9.684cm" svg:y2="4.664cm">
          <text:p text:style-name="P2"/>
        </draw:line>
        <draw:custom-shape draw:style-name="gr6" draw:text-style-name="P1" draw:layer="layout" svg:width="0.789cm" svg:height="0.827cm" svg:x="5.011cm" svg:y="4.249cm">
          <text:p text:style-name="P2"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5.78cm" svg:y1="3.215cm" svg:x2="5.78cm" svg:y2="4.215cm">
          <text:p text:style-name="P2"/>
        </draw:line>
        <draw:frame draw:style-name="gr3" draw:text-style-name="P3" draw:layer="layout" svg:width="1.667cm" svg:height="1.195cm" svg:x="4.925cm" svg:y="2.141cm">
          <draw:text-box>
            <text:p text:style-name="P2"><text:span text:style-name="T1">wait</text:span></text:p>
          </draw:text-box>
        </draw:frame>
        <draw:frame draw:style-name="gr9" draw:text-style-name="P6" draw:layer="layout" svg:width="6.738cm" svg:height="0.988cm" svg:x="6.319cm" svg:y="5.414cm">
          <draw:text-box>
            <text:p text:style-name="P5"><text:span text:style-name="T2">reply_event.notify_delayed()</text:span></text:p>
          </draw:text-box>
        </draw:frame>
        <draw:line draw:style-name="gr11" draw:text-style-name="P1" draw:layer="layout" svg:x1="4.435cm" svg:y1="8.749cm" svg:x2="9.994cm" svg:y2="8.749cm">
          <text:p text:style-name="P2"/>
        </draw:line>
        <draw:line draw:style-name="gr2" draw:text-style-name="P1" draw:layer="layout" svg:x1="5.74cm" svg:y1="8.96cm" svg:x2="5.74cm" svg:y2="8.546cm">
          <text:p text:style-name="P2"/>
        </draw:line>
        <draw:line draw:style-name="gr2" draw:text-style-name="P1" draw:layer="layout" svg:x1="6.531cm" svg:y1="8.96cm" svg:x2="6.531cm" svg:y2="8.546cm">
          <text:p text:style-name="P2"/>
        </draw:line>
        <draw:frame draw:style-name="gr12" draw:text-style-name="P9" draw:layer="layout" svg:width="2.263cm" svg:height="1.903cm" svg:x="0.979cm" svg:y="7.721cm">
          <draw:text-box>
            <text:p text:style-name="P7"><text:span text:style-name="T1">delta</text:span></text:p>
            <text:p text:style-name="P7"><text:span text:style-name="T1">cycles</text:span></text:p>
          </draw:text-box>
        </draw:frame>
        <draw:line draw:style-name="gr2" draw:text-style-name="P1" draw:layer="layout" svg:x1="7.308cm" svg:y1="8.96cm" svg:x2="7.308cm" svg:y2="8.546cm">
          <text:p text:style-name="P2"/>
        </draw:line>
        <draw:line draw:style-name="gr2" draw:text-style-name="P1" draw:layer="layout" svg:x1="8.097cm" svg:y1="8.96cm" svg:x2="8.097cm" svg:y2="8.546cm">
          <text:p text:style-name="P2"/>
        </draw:line>
        <draw:line draw:style-name="gr2" draw:text-style-name="P1" draw:layer="layout" svg:x1="8.874cm" svg:y1="8.96cm" svg:x2="8.874cm" svg:y2="8.546cm">
          <text:p text:style-name="P2"/>
        </draw:line>
        <draw:line draw:style-name="gr15" draw:text-style-name="P1" draw:layer="layout" svg:x1="5.761cm" svg:y1="8.893cm" svg:x2="5.761cm" svg:y2="5.127cm">
          <text:p text:style-name="P2"/>
        </draw:line>
        <draw:ellipse draw:style-name="gr16" draw:text-style-name="P1" draw:layer="layout" svg:width="1.121cm" svg:height="1.141cm" svg:x="4.78cm" svg:y="6.217cm">
          <text:p text:style-name="P2"/>
        </draw:ellipse>
        <draw:path draw:style-name="gr7" draw:text-style-name="P1" draw:layer="layout" svg:width="2.068cm" svg:height="0.552cm" draw:transform="rotate (-1.65788825647029) translate (5.24cm 4.696cm)" svg:viewBox="0 0 2069 553" svg:d="m0-11257 222 242c449 303 1079 389 1407 239 352-111 203-346 440-481">
          <text:p text:style-name="P2"/>
        </draw:path>
        <draw:frame draw:style-name="gr17" draw:layer="layout" svg:width="3.182cm" svg:height="1.195cm" svg:x="10.107cm" svg:y="8.09cm">
          <draw:text-box>
            <text:p text:style-name="P2">Zero time</text:p>
          </draw:text-box>
        </draw:frame>
        <draw:custom-shape draw:style-name="gr6" draw:text-style-name="P1" draw:layer="layout" svg:width="0.789cm" svg:height="0.827cm" svg:x="5.777cm" svg:y="4.253cm">
          <text:p text:style-name="P2"/>
          <draw:enhanced-geometry svg:viewBox="0 0 21600 21600" draw:type="rectangle" draw:enhanced-path="M 0 0 L 21600 0 21600 21600 0 21600 0 0 Z N"/>
        </draw:custom-shape>
        <draw:path draw:style-name="gr7" draw:text-style-name="P1" draw:layer="layout" svg:width="2.068cm" svg:height="0.405cm" draw:transform="rotate (1.4833553312697) translate (5.198cm 6.757cm)" svg:viewBox="0 0 2069 406" svg:d="m0 11536 222 242c449 303 1334 129 1644-55 336-213-35-52 203-187">
          <text:p text:style-name="P2"/>
        </draw:path>
        <draw:path draw:style-name="gr18" draw:text-style-name="P1" draw:layer="layout" svg:width="2.137cm" svg:height="0.552cm" draw:transform="rotate (1.4833553312697) translate (5.72cm 6.856cm)" svg:viewBox="0 0 2138 553" svg:d="m0 12594 222 241c449 303 1079 390 1407 239 351-111 272-124 509-259">
          <text:p text:style-name="P2"/>
        </draw:path>
        <draw:path draw:style-name="gr7" draw:text-style-name="P1" draw:layer="layout" svg:width="2.068cm" svg:height="0.552cm" draw:transform="rotate (-1.65788825647029) translate (19.393cm 2.508cm)" svg:viewBox="0 0 2069 553" svg:d="m0-39075 222 242c449 303 1079 389 1407 239 351-111 202-346 440-481">
          <text:p text:style-name="P2"/>
        </draw:path>
        <draw:path draw:style-name="gr7" draw:text-style-name="P1" draw:layer="layout" svg:width="2.068cm" svg:height="0.406cm" draw:transform="rotate (1.4833553312697) translate (19.3500000000024cm 4.57000000000022cm)" svg:viewBox="0 0 2069 407" svg:d="m0 39351 222 242c449 303 1335 129 1645-55 335-213-35-52 202-188">
          <text:p text:style-name="P2"/>
        </draw:path>
        <draw:frame draw:style-name="gr12" draw:text-style-name="P9" draw:layer="layout" svg:width="1.277cm" svg:height="1.195cm" svg:x="6.484cm" svg:y="9.641cm">
          <draw:text-box>
            <text:p text:style-name="P7"><text:span text:style-name="T1">(a)</text:span></text:p>
          </draw:text-box>
        </draw:frame>
        <draw:frame draw:style-name="gr12" draw:text-style-name="P9" draw:layer="layout" svg:width="1.277cm" svg:height="1.195cm" svg:x="19.89cm" svg:y="9.699cm">
          <draw:text-box>
            <text:p text:style-name="P7"><text:span text:style-name="T1">(b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5" draw:display-name="Gradient 5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cccccc" draw:fill-gradient-name="Gradient_20_5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5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Nimbus Sans L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cm" fo:page-height="1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6-11-10T17:44:00</meta:creation-date>
    <dc:creator>Gilles Mouchard</dc:creator>
    <dc:date>2008-04-01T17:37:52</dc:date>
    <meta:editing-cycles>7</meta:editing-cycles>
    <meta:editing-duration>PT2H21M53S</meta:editing-duration>
    <meta:user-defined meta:name="Info 1"/>
    <meta:user-defined meta:name="Info 2"/>
    <meta:user-defined meta:name="Info 3"/>
    <meta:user-defined meta:name="Info 4"/>
    <meta:document-statistic meta:object-count="124"/>
  </office:meta>
</office:document-meta>
</file>